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000000" fo:font-size="15pt" style:font-size-asian="15pt" style:font-size-complex="15pt"/>
    </style:style>
    <style:style style:name="P5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5</text:p>
      <text:p text:style-name="P1">Team:　K.K.K.</text:p>
      <text:p text:style-name="P1"/>
      <text:p text:style-name="P3">各課題の実装方針や、必要と思われるその他作業の見積もりなど。</text:p>
      <text:p text:style-name="P4">各自実装</text:p>
      <text:p text:style-name="P2">s1240xxx: </text:p>
      <text:p text:style-name="P2">メンバーが行った作業内容について書く。</text:p>
      <text:p text:style-name="P2">たとえば、どの処理を実装したか、こういう入力に対してこう対応したとか、こういうテストデータを作ったとか、環境設定を行ったなど。</text:p>
      <text:p text:style-name="P2"/>
      <text:p text:style-name="P5"><text:span text:style-name="T1">S1250085:</text:span></text:p>
      <text:p text:style-name="P5"><text:span text:style-name="T1">小課題３の問題を理解し、入力部分の改良、地点を指定する番号を実装した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5-14T12:42:58</dc:date>
    <meta:editing-duration>PT24M45S</meta:editing-duration>
    <meta:editing-cycles>3</meta:editing-cycles>
    <meta:generator>OpenOffice.org/3.3$Solaris_x86 OpenOffice.org_project/330m20$Build-9567</meta:generator>
    <meta:document-statistic meta:table-count="0" meta:image-count="0" meta:object-count="0" meta:page-count="1" meta:paragraph-count="9" meta:word-count="132" meta:character-count="206"/>
  </office:meta>
</office:document-meta>
</file>